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entelė2" style:family="table">
      <style:table-properties style:width="5.3153in" style:rel-width="95%" table:align="left"/>
    </style:style>
    <style:style style:name="Lentelė2.A" style:family="table-column">
      <style:table-column-properties style:column-width="0.5313in" style:rel-column-width="765*"/>
    </style:style>
    <style:style style:name="Lentelė2.B" style:family="table-column">
      <style:table-column-properties style:column-width="2.1264in" style:rel-column-width="3062*"/>
    </style:style>
    <style:style style:name="Lentelė2.C" style:family="table-column">
      <style:table-column-properties style:column-width="0.5319in" style:rel-column-width="766*"/>
    </style:style>
    <style:style style:name="Lentelė2.D" style:family="table-column">
      <style:table-column-properties style:column-width="2.1257in" style:rel-column-width="3061*"/>
    </style:style>
    <style:style style:name="Lentelė2.A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Lentelė2.B1" style:family="table-cell">
      <style:table-cell-properties fo:padding="0.0201in" fo:border="0.0007in solid #000000"/>
    </style:style>
    <style:style style:name="Lentelė2.A2" style:family="table-cell">
      <style:table-cell-properties fo:padding="0.0201in" fo:border-left="0.0007in solid #000000" fo:border-right="none" fo:border-top="none" fo:border-bottom="0.0007in solid #000000"/>
    </style:style>
    <style:style style:name="Lentelė2.D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Lentelė1" style:family="table">
      <style:table-properties style:width="1.7708in" style:rel-width="95%" table:align="right"/>
    </style:style>
    <style:style style:name="Lentelė1.A" style:family="table-column">
      <style:table-column-properties style:column-width="0.3535in" style:rel-column-width="509*"/>
    </style:style>
    <style:style style:name="Lentelė1.B" style:family="table-column">
      <style:table-column-properties style:column-width="1.4174in" style:rel-column-width="2041*"/>
    </style:style>
    <style:style style:name="Lentelė1.A1" style:family="table-cell">
      <style:table-cell-properties fo:padding="0.0201in" fo:border="0.0007in solid #000000"/>
    </style:style>
    <style:style style:name="Lentelė1.A2" style:family="table-cell">
      <style:table-cell-properties fo:padding="0.0201in" fo:border-left="0.0007in solid #000000" fo:border-right="none" fo:border-top="none" fo:border-bottom="0.0007in solid #000000"/>
    </style:style>
    <style:style style:name="Lentelė1.B2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color="#ff0000" style:font-name="DejaVu Sans1" fo:font-size="6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ff0000" style:font-name="DejaVu Sans1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text-properties style:font-name="DejaVu Sans1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1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DejaVu Sans1" fo:font-size="6pt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DejaVu Sans1" fo:font-size="6pt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DejaVu Sans1" fo:font-size="6pt" fo:font-weight="bold" style:font-size-asian="6pt" style:font-weight-asian="bold" style:font-size-complex="6pt" style:font-weight-complex="bold"/>
    </style:style>
    <style:style style:name="P8" style:family="paragraph" style:parent-style-name="Table_20_Contents">
      <style:text-properties style:use-window-font-color="true" style:font-name="DejaVu Sans1"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color="#0000ff" style:font-name="DejaVu Sans1" fo:font-size="6pt" fo:font-weight="bold" style:font-size-asian="6pt" style:font-weight-asian="bold" style:font-size-complex="6pt" style:font-weight-complex="bold"/>
    </style:style>
    <style:style style:name="P10" style:family="paragraph" style:parent-style-name="Table_20_Contents">
      <style:text-properties fo:color="#0000ff" style:font-name="DejaVu Sans1" fo:font-size="6pt" style:font-size-asian="6pt" style:font-size-complex="6pt"/>
    </style:style>
    <style:style style:name="P11" style:family="paragraph" style:parent-style-name="Standard">
      <style:text-properties style:font-name="DejaVu Sans1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text-properties style:font-name="DejaVu Sans1" fo:font-size="6pt" style:font-size-asian="6pt" style:font-size-complex="6pt"/>
    </style:style>
    <style:style style:name="P13" style:family="paragraph" style:parent-style-name="Standard">
      <style:paragraph-properties fo:margin-left="0.2in" fo:margin-right="0in" fo:text-indent="0in" style:auto-text-indent="false"/>
      <style:text-properties style:font-name="DejaVu Sans1" fo:font-size="6pt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DejaVu Sans1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text-properties style:font-name="DejaVu Sans1" fo:font-size="6pt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color="#ff0000" style:font-name="DejaVu Sans1" fo:font-size="6pt" fo:font-weight="bold" style:font-size-asian="6pt" style:font-weight-asian="bold" style:font-size-complex="6pt" style:font-weight-complex="bold"/>
    </style:style>
    <style:style style:name="P17" style:family="paragraph" style:parent-style-name="Table_20_Contents">
      <style:text-properties fo:color="#ff0000" style:font-name="DejaVu Sans1" fo:font-size="6pt" style:font-size-asian="6pt" style:font-size-complex="6pt"/>
    </style:style>
    <style:style style:name="T1" style:family="text">
      <style:text-properties style:text-position="sub 58%" fo:background-color="transparen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entelė2" table:style-name="Lentelė2">
        <table:table-column table:style-name="Lentelė2.A"/>
        <table:table-column table:style-name="Lentelė2.B"/>
        <table:table-column table:style-name="Lentelė2.C"/>
        <table:table-column table:style-name="Lentelė2.D"/>
        <table:table-row>
          <table:table-cell table:style-name="Lentelė2.A1" office:value-type="string">
            <text:p text:style-name="P4">100-199</text:p>
          </table:table-cell>
          <table:table-cell table:style-name="Lentelė2.B1" table:number-columns-spanned="3" office:value-type="string">
            <text:p text:style-name="P11">Dažikliai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100-109</text:p>
          </table:table-cell>
          <table:table-cell table:style-name="Lentelė2.A2" office:value-type="string">
            <text:p text:style-name="P5">Geltonieji</text:p>
          </table:table-cell>
          <table:table-cell table:style-name="Lentelė2.A2" office:value-type="string">
            <text:p text:style-name="P6">110-119</text:p>
          </table:table-cell>
          <table:table-cell table:style-name="Lentelė2.D2" office:value-type="string">
            <text:p text:style-name="P5">Oranžiniai</text:p>
          </table:table-cell>
        </table:table-row>
        <table:table-row>
          <table:table-cell table:style-name="Lentelė2.A2" office:value-type="string">
            <text:p text:style-name="P6">120-129</text:p>
          </table:table-cell>
          <table:table-cell table:style-name="Lentelė2.A2" office:value-type="string">
            <text:p text:style-name="P5">Raudonieji</text:p>
          </table:table-cell>
          <table:table-cell table:style-name="Lentelė2.A2" office:value-type="string">
            <text:p text:style-name="P6">130-139</text:p>
          </table:table-cell>
          <table:table-cell table:style-name="Lentelė2.D2" office:value-type="string">
            <text:p text:style-name="P5">Mėlynieji ir violetiniai</text:p>
          </table:table-cell>
        </table:table-row>
        <table:table-row>
          <table:table-cell table:style-name="Lentelė2.A2" office:value-type="string">
            <text:p text:style-name="P6">140-149</text:p>
          </table:table-cell>
          <table:table-cell table:style-name="Lentelė2.A2" office:value-type="string">
            <text:p text:style-name="P5">Žalieji</text:p>
          </table:table-cell>
          <table:table-cell table:style-name="Lentelė2.A2" office:value-type="string">
            <text:p text:style-name="P6">150-159</text:p>
          </table:table-cell>
          <table:table-cell table:style-name="Lentelė2.D2" office:value-type="string">
            <text:p text:style-name="P5">Rudieji ir juodieji</text:p>
          </table:table-cell>
        </table:table-row>
        <table:table-row>
          <table:table-cell table:style-name="Lentelė2.A2" office:value-type="string">
            <text:p text:style-name="P6">160-199</text:p>
          </table:table-cell>
          <table:table-cell table:style-name="Lentelė2.A2" office:value-type="string">
            <text:p text:style-name="P5">Kit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200-299</text:p>
          </table:table-cell>
          <table:table-cell table:style-name="Lentelė2.D2" table:number-columns-spanned="3" office:value-type="string">
            <text:p text:style-name="P3">Konservantai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200-209</text:p>
          </table:table-cell>
          <table:table-cell table:style-name="Lentelė2.A2" office:value-type="string">
            <text:p text:style-name="P5">Sorbatai</text:p>
          </table:table-cell>
          <table:table-cell table:style-name="Lentelė2.A2" office:value-type="string">
            <text:p text:style-name="P6">210-219</text:p>
          </table:table-cell>
          <table:table-cell table:style-name="Lentelė2.D2" office:value-type="string">
            <text:p text:style-name="P5">Benzoatai</text:p>
          </table:table-cell>
        </table:table-row>
        <table:table-row>
          <table:table-cell table:style-name="Lentelė2.A2" office:value-type="string">
            <text:p text:style-name="P6">220-229</text:p>
          </table:table-cell>
          <table:table-cell table:style-name="Lentelė2.A2" office:value-type="string">
            <text:p text:style-name="P5">Sulfitai</text:p>
          </table:table-cell>
          <table:table-cell table:style-name="Lentelė2.A2" office:value-type="string">
            <text:p text:style-name="P6">230-239</text:p>
          </table:table-cell>
          <table:table-cell table:style-name="Lentelė2.D2" office:value-type="string">
            <text:p text:style-name="P5">Fenoliai ir formatai (metanoatai)</text:p>
          </table:table-cell>
        </table:table-row>
        <table:table-row>
          <table:table-cell table:style-name="Lentelė2.A2" office:value-type="string">
            <text:p text:style-name="P6">240-259</text:p>
          </table:table-cell>
          <table:table-cell table:style-name="Lentelė2.A2" office:value-type="string">
            <text:p text:style-name="P5">Nitratai</text:p>
          </table:table-cell>
          <table:table-cell table:style-name="Lentelė2.A2" office:value-type="string">
            <text:p text:style-name="P6">260-269</text:p>
          </table:table-cell>
          <table:table-cell table:style-name="Lentelė2.D2" office:value-type="string">
            <text:p text:style-name="P5">Acetatai (etanoatai)</text:p>
          </table:table-cell>
        </table:table-row>
        <table:table-row>
          <table:table-cell table:style-name="Lentelė2.A2" office:value-type="string">
            <text:p text:style-name="P6">270-279</text:p>
          </table:table-cell>
          <table:table-cell table:style-name="Lentelė2.A2" office:value-type="string">
            <text:p text:style-name="P5">Laktatai</text:p>
          </table:table-cell>
          <table:table-cell table:style-name="Lentelė2.A2" office:value-type="string">
            <text:p text:style-name="P6">280-289</text:p>
          </table:table-cell>
          <table:table-cell table:style-name="Lentelė2.D2" office:value-type="string">
            <text:p text:style-name="P5">Propionatai (propanoatai)</text:p>
          </table:table-cell>
        </table:table-row>
        <table:table-row>
          <table:table-cell table:style-name="Lentelė2.A2" office:value-type="string">
            <text:p text:style-name="P6">290-299</text:p>
          </table:table-cell>
          <table:table-cell table:style-name="Lentelė2.A2" office:value-type="string">
            <text:p text:style-name="P5">Kit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300-399</text:p>
          </table:table-cell>
          <table:table-cell table:style-name="Lentelė2.D2" table:number-columns-spanned="3" office:value-type="string">
            <text:p text:style-name="P3">Antioksidatoriai (antioksidantai) ir rūgštingumą reguliuojančios medžiagos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300-305</text:p>
          </table:table-cell>
          <table:table-cell table:style-name="Lentelė2.A2" office:value-type="string">
            <text:p text:style-name="P5">Askorbatai (vitaminas C)</text:p>
          </table:table-cell>
          <table:table-cell table:style-name="Lentelė2.A2" office:value-type="string">
            <text:p text:style-name="P6">306-309</text:p>
          </table:table-cell>
          <table:table-cell table:style-name="Lentelė2.D2" office:value-type="string">
            <text:p text:style-name="P5">Tokoferolis (Vitaminas E)</text:p>
          </table:table-cell>
        </table:table-row>
        <table:table-row>
          <table:table-cell table:style-name="Lentelė2.A2" office:value-type="string">
            <text:p text:style-name="P6">310-319</text:p>
          </table:table-cell>
          <table:table-cell table:style-name="Lentelė2.A2" office:value-type="string">
            <text:p text:style-name="P5">Galatai ir eritornatai</text:p>
          </table:table-cell>
          <table:table-cell table:style-name="Lentelė2.A2" office:value-type="string">
            <text:p text:style-name="P6">320-329</text:p>
          </table:table-cell>
          <table:table-cell table:style-name="Lentelė2.D2" office:value-type="string">
            <text:p text:style-name="P5">Laktatai</text:p>
          </table:table-cell>
        </table:table-row>
        <table:table-row>
          <table:table-cell table:style-name="Lentelė2.A2" office:value-type="string">
            <text:p text:style-name="P6">330-339</text:p>
          </table:table-cell>
          <table:table-cell table:style-name="Lentelė2.A2" office:value-type="string">
            <text:p text:style-name="P5">Citratai ir tartratai</text:p>
          </table:table-cell>
          <table:table-cell table:style-name="Lentelė2.A2" office:value-type="string">
            <text:p text:style-name="P6">340-349</text:p>
          </table:table-cell>
          <table:table-cell table:style-name="Lentelė2.D2" office:value-type="string">
            <text:p text:style-name="P5">Fosfatai</text:p>
          </table:table-cell>
        </table:table-row>
        <table:table-row>
          <table:table-cell table:style-name="Lentelė2.A2" office:value-type="string">
            <text:p text:style-name="P6">350-359</text:p>
          </table:table-cell>
          <table:table-cell table:style-name="Lentelė2.A2" office:value-type="string">
            <text:p text:style-name="P5">Malatai ir adipatai</text:p>
          </table:table-cell>
          <table:table-cell table:style-name="Lentelė2.A2" office:value-type="string">
            <text:p text:style-name="P6">360-369</text:p>
          </table:table-cell>
          <table:table-cell table:style-name="Lentelė2.D2" office:value-type="string">
            <text:p text:style-name="P5">Sukcinatai ir fumaratai</text:p>
          </table:table-cell>
        </table:table-row>
        <table:table-row>
          <table:table-cell table:style-name="Lentelė2.A2" office:value-type="string">
            <text:p text:style-name="P6">370-399</text:p>
          </table:table-cell>
          <table:table-cell table:style-name="Lentelė2.A2" office:value-type="string">
            <text:p text:style-name="P5">Kit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400-499</text:p>
          </table:table-cell>
          <table:table-cell table:style-name="Lentelė2.D2" table:number-columns-spanned="3" office:value-type="string">
            <text:p text:style-name="P3">Tirštikliai, stabilizatoriai ir emulsikliai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400-409</text:p>
          </table:table-cell>
          <table:table-cell table:style-name="Lentelė2.A2" office:value-type="string">
            <text:p text:style-name="P5">Alginatai</text:p>
          </table:table-cell>
          <table:table-cell table:style-name="Lentelė2.A2" office:value-type="string">
            <text:p text:style-name="P6">410-419</text:p>
          </table:table-cell>
          <table:table-cell table:style-name="Lentelė2.D2" office:value-type="string">
            <text:p text:style-name="P5">Natūralūs sakai</text:p>
          </table:table-cell>
        </table:table-row>
        <table:table-row>
          <table:table-cell table:style-name="Lentelė2.A2" office:value-type="string">
            <text:p text:style-name="P6">420-429</text:p>
          </table:table-cell>
          <table:table-cell table:style-name="Lentelė2.A2" office:value-type="string">
            <text:p text:style-name="P5">Kitos natūralios medžiagos</text:p>
          </table:table-cell>
          <table:table-cell table:style-name="Lentelė2.A2" office:value-type="string">
            <text:p text:style-name="P6">430-439</text:p>
          </table:table-cell>
          <table:table-cell table:style-name="Lentelė2.D2" office:value-type="string">
            <text:p text:style-name="P5">Polioksieteno junginiai</text:p>
          </table:table-cell>
        </table:table-row>
        <table:table-row>
          <table:table-cell table:style-name="Lentelė2.A2" office:value-type="string">
            <text:p text:style-name="P6">440-449</text:p>
          </table:table-cell>
          <table:table-cell table:style-name="Lentelė2.A2" office:value-type="string">
            <text:p text:style-name="P5">Natūralūs emulsikliai</text:p>
          </table:table-cell>
          <table:table-cell table:style-name="Lentelė2.A2" office:value-type="string">
            <text:p text:style-name="P6">450-459</text:p>
          </table:table-cell>
          <table:table-cell table:style-name="Lentelė2.D2" office:value-type="string">
            <text:p text:style-name="P5">Fosfatai</text:p>
          </table:table-cell>
        </table:table-row>
        <table:table-row>
          <table:table-cell table:style-name="Lentelė2.A2" office:value-type="string">
            <text:p text:style-name="P6">460-469</text:p>
          </table:table-cell>
          <table:table-cell table:style-name="Lentelė2.A2" office:value-type="string">
            <text:p text:style-name="P5">Celiuliozės junginiai</text:p>
          </table:table-cell>
          <table:table-cell table:style-name="Lentelė2.A2" office:value-type="string">
            <text:p text:style-name="P6">470-489</text:p>
          </table:table-cell>
          <table:table-cell table:style-name="Lentelė2.D2" office:value-type="string">
            <text:p text:style-name="P5">Riebios rūgštys ir jų junginiai</text:p>
          </table:table-cell>
        </table:table-row>
        <table:table-row>
          <table:table-cell table:style-name="Lentelė2.A2" office:value-type="string">
            <text:p text:style-name="P6">490-499</text:p>
          </table:table-cell>
          <table:table-cell table:style-name="Lentelė2.A2" office:value-type="string">
            <text:p text:style-name="P5">Kit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500-599</text:p>
          </table:table-cell>
          <table:table-cell table:style-name="Lentelė2.D2" table:number-columns-spanned="3" office:value-type="string">
            <text:p text:style-name="P3">Rūgštingumą (pH) regūliuojančios medžiagos ir lipnumą mažinančios medžiagos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500-509</text:p>
          </table:table-cell>
          <table:table-cell table:style-name="Lentelė2.A2" office:value-type="string">
            <text:p text:style-name="P5">Mineralinės rūgštys ir bazės</text:p>
          </table:table-cell>
          <table:table-cell table:style-name="Lentelė2.A2" office:value-type="string">
            <text:p text:style-name="P6">510-519</text:p>
          </table:table-cell>
          <table:table-cell table:style-name="Lentelė2.D2" office:value-type="string">
            <text:p text:style-name="P5">Chloridai ir sulfatai</text:p>
          </table:table-cell>
        </table:table-row>
        <table:table-row>
          <table:table-cell table:style-name="Lentelė2.A2" office:value-type="string">
            <text:p text:style-name="P6">520-529</text:p>
          </table:table-cell>
          <table:table-cell table:style-name="Lentelė2.A2" office:value-type="string">
            <text:p text:style-name="P5">Sulfatai ir hidroksidai</text:p>
          </table:table-cell>
          <table:table-cell table:style-name="Lentelė2.A2" office:value-type="string">
            <text:p text:style-name="P6">530-549</text:p>
          </table:table-cell>
          <table:table-cell table:style-name="Lentelė2.D2" office:value-type="string">
            <text:p text:style-name="P5">Šarminių metalų junginiai</text:p>
          </table:table-cell>
        </table:table-row>
        <table:table-row>
          <table:table-cell table:style-name="Lentelė2.A2" office:value-type="string">
            <text:p text:style-name="P6">550-559</text:p>
          </table:table-cell>
          <table:table-cell table:style-name="Lentelė2.A2" office:value-type="string">
            <text:p text:style-name="P5">Silikatai</text:p>
          </table:table-cell>
          <table:table-cell table:style-name="Lentelė2.A2" office:value-type="string">
            <text:p text:style-name="P6">570-579</text:p>
          </table:table-cell>
          <table:table-cell table:style-name="Lentelė2.D2" office:value-type="string">
            <text:p text:style-name="P5">Stearatai ir gliukonatai</text:p>
          </table:table-cell>
        </table:table-row>
        <table:table-row>
          <table:table-cell table:style-name="Lentelė2.A2" office:value-type="string">
            <text:p text:style-name="P6">580-599</text:p>
          </table:table-cell>
          <table:table-cell table:style-name="Lentelė2.A2" office:value-type="string">
            <text:p text:style-name="P5">Kit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600-699</text:p>
          </table:table-cell>
          <table:table-cell table:style-name="Lentelė2.D2" table:number-columns-spanned="3" office:value-type="string">
            <text:p text:style-name="P3">Aromato ir skonio stiprikliai (skanikliai)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620-629</text:p>
          </table:table-cell>
          <table:table-cell table:style-name="Lentelė2.A2" office:value-type="string">
            <text:p text:style-name="P5">Glutamatai</text:p>
          </table:table-cell>
          <table:table-cell table:style-name="Lentelė2.A2" office:value-type="string">
            <text:p text:style-name="P6">630-639</text:p>
          </table:table-cell>
          <table:table-cell table:style-name="Lentelė2.D2" office:value-type="string">
            <text:p text:style-name="P5">Inizinatai</text:p>
          </table:table-cell>
        </table:table-row>
        <table:table-row>
          <table:table-cell table:style-name="Lentelė2.A2" office:value-type="string">
            <text:p text:style-name="P6">640-649</text:p>
          </table:table-cell>
          <table:table-cell table:style-name="Lentelė2.A2" office:value-type="string">
            <text:p text:style-name="P5">Kit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700-799</text:p>
          </table:table-cell>
          <table:table-cell table:style-name="Lentelė2.D2" table:number-columns-spanned="3" office:value-type="string">
            <text:p text:style-name="P3">Antibiotikai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710-713</text:p>
          </table:table-cell>
          <table:table-cell table:style-name="Lentelė2.A2" office:value-type="string">
            <text:p text:style-name="P5">Antibiotikai</text:p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  <table:table-row>
          <table:table-cell table:style-name="Lentelė2.A2" office:value-type="string">
            <text:p text:style-name="P4">900-999</text:p>
          </table:table-cell>
          <table:table-cell table:style-name="Lentelė2.D2" table:number-columns-spanned="3" office:value-type="string">
            <text:p text:style-name="P3">Įvairios medžiagos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>900-909</text:p>
          </table:table-cell>
          <table:table-cell table:style-name="Lentelė2.A2" office:value-type="string">
            <text:p text:style-name="P5">Vaškai</text:p>
          </table:table-cell>
          <table:table-cell table:style-name="Lentelė2.A2" office:value-type="string">
            <text:p text:style-name="P6">910-919</text:p>
          </table:table-cell>
          <table:table-cell table:style-name="Lentelė2.D2" office:value-type="string">
            <text:p text:style-name="P5">Sintetinės, glajinės medžiagos</text:p>
          </table:table-cell>
        </table:table-row>
        <table:table-row>
          <table:table-cell table:style-name="Lentelė2.A2" office:value-type="string">
            <text:p text:style-name="P6">920-929</text:p>
          </table:table-cell>
          <table:table-cell table:style-name="Lentelė2.A2" office:value-type="string">
            <text:p text:style-name="P5">Duonos ir miltų savybes gerinančios medžiagos</text:p>
          </table:table-cell>
          <table:table-cell table:style-name="Lentelė2.A2" office:value-type="string">
            <text:p text:style-name="P6">930-949</text:p>
          </table:table-cell>
          <table:table-cell table:style-name="Lentelė2.D2" office:value-type="string">
            <text:p text:style-name="P5">Fasavimo/pakavimo dujos</text:p>
          </table:table-cell>
        </table:table-row>
        <table:table-row>
          <table:table-cell table:style-name="Lentelė2.A2" office:value-type="string">
            <text:p text:style-name="P6">950-969</text:p>
          </table:table-cell>
          <table:table-cell table:style-name="Lentelė2.A2" office:value-type="string">
            <text:p text:style-name="P5">Saldikliai</text:p>
          </table:table-cell>
          <table:table-cell table:style-name="Lentelė2.A2" office:value-type="string">
            <text:p text:style-name="P6">990-999</text:p>
          </table:table-cell>
          <table:table-cell table:style-name="Lentelė2.D2" office:value-type="string">
            <text:p text:style-name="P5">Putodariai</text:p>
          </table:table-cell>
        </table:table-row>
        <table:table-row>
          <table:table-cell table:style-name="Lentelė2.A2" office:value-type="string">
            <text:p text:style-name="P4">1100-1599</text:p>
          </table:table-cell>
          <table:table-cell table:style-name="Lentelė2.D2" table:number-columns-spanned="3" office:value-type="string">
            <text:p text:style-name="P3">Naujosios cheminės medžiagos, kurių negalima priskirti jokioms kitoms medžiagoms pagal standartinę klasifikaciją</text:p>
          </table:table-cell>
          <table:covered-table-cell/>
          <table:covered-table-cell/>
        </table:table-row>
        <table:table-row>
          <table:table-cell table:style-name="Lentelė2.A2" office:value-type="string">
            <text:p text:style-name="P6"/>
          </table:table-cell>
          <table:table-cell table:style-name="Lentelė2.A2" office:value-type="string">
            <text:p text:style-name="P5"/>
          </table:table-cell>
          <table:table-cell table:style-name="Lentelė2.A2" office:value-type="string">
            <text:p text:style-name="P6"/>
          </table:table-cell>
          <table:table-cell table:style-name="Lentelė2.D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section text:style-name="Sect1" text:name="Sekcija1">
        <table:table table:name="Lentelė1" table:style-name="Lentelė1">
          <table:table-column table:style-name="Lentelė1.A"/>
          <table:table-column table:style-name="Lentelė1.B"/>
          <table:table-row>
            <table:table-cell table:style-name="Lentelė1.A1" table:number-columns-spanned="2" office:value-type="string">
              <text:p text:style-name="P4">Dažikliai</text:p>
            </table:table-cell>
            <table:covered-table-cell/>
          </table:table-row>
          <table:table-row>
            <table:table-cell table:style-name="Lentelė1.A2" office:value-type="string">
              <text:p text:style-name="P4">E100</text:p>
            </table:table-cell>
            <table:table-cell table:style-name="Lentelė1.B2" office:value-type="string">
              <text:p text:style-name="P5">Kurkuminas, ciberžolė</text:p>
            </table:table-cell>
          </table:table-row>
          <table:table-row>
            <table:table-cell table:style-name="Lentelė1.A2" office:value-type="string">
              <text:p text:style-name="P4">E101</text:p>
            </table:table-cell>
            <table:table-cell table:style-name="Lentelė1.B2" office:value-type="string">
              <text:p text:style-name="P5">Riboflavinas (vitaminas B<text:span text:style-name="T1">2</text:span>)</text:p>
            </table:table-cell>
          </table:table-row>
          <table:table-row>
            <table:table-cell table:style-name="Lentelė1.A2" office:value-type="string">
              <text:p text:style-name="P2">E102</text:p>
            </table:table-cell>
            <table:table-cell table:style-name="Lentelė1.B2" office:value-type="string">
              <text:p text:style-name="P1">Tartrazinas</text:p>
            </table:table-cell>
          </table:table-row>
          <table:table-row>
            <table:table-cell table:style-name="Lentelė1.A2" office:value-type="string">
              <text:p text:style-name="P2">E104</text:p>
            </table:table-cell>
            <table:table-cell table:style-name="Lentelė1.B2" office:value-type="string">
              <text:p text:style-name="P1">Krinolino geltonasis</text:p>
            </table:table-cell>
          </table:table-row>
          <table:table-row>
            <table:table-cell table:style-name="Lentelė1.A2" office:value-type="string">
              <text:p text:style-name="P2">E105</text:p>
            </table:table-cell>
            <table:table-cell table:style-name="Lentelė1.B2" office:value-type="string">
              <text:p text:style-name="P1">Rūgštinis geltonasis</text:p>
            </table:table-cell>
          </table:table-row>
          <table:table-row>
            <table:table-cell table:style-name="Lentelė1.A2" office:value-type="string">
              <text:p text:style-name="P2">E110</text:p>
            </table:table-cell>
            <table:table-cell table:style-name="Lentelė1.B2" office:value-type="string">
              <text:p text:style-name="P1">Oranžinis geltonasis S</text:p>
            </table:table-cell>
          </table:table-row>
          <table:table-row>
            <table:table-cell table:style-name="Lentelė1.A2" office:value-type="string">
              <text:p text:style-name="P2">E111</text:p>
            </table:table-cell>
            <table:table-cell table:style-name="Lentelė1.B2" office:value-type="string">
              <text:p text:style-name="P1">Oranžinis GGN</text:p>
            </table:table-cell>
          </table:table-row>
          <table:table-row>
            <table:table-cell table:style-name="Lentelė1.A2" office:value-type="string">
              <text:p text:style-name="P2">E120</text:p>
            </table:table-cell>
            <table:table-cell table:style-name="Lentelė1.B2" office:value-type="string">
              <text:p text:style-name="P1">Kochinealis, karmino rūgštis, karminai</text:p>
            </table:table-cell>
          </table:table-row>
          <table:table-row>
            <table:table-cell table:style-name="Lentelė1.A2" office:value-type="string">
              <text:p text:style-name="P2">E122</text:p>
            </table:table-cell>
            <table:table-cell table:style-name="Lentelė1.B2" office:value-type="string">
              <text:p text:style-name="P1">Karmoizinas, azorubinas</text:p>
            </table:table-cell>
          </table:table-row>
          <table:table-row>
            <table:table-cell table:style-name="Lentelė1.A2" office:value-type="string">
              <text:p text:style-name="P2">E123</text:p>
            </table:table-cell>
            <table:table-cell table:style-name="Lentelė1.B2" office:value-type="string">
              <text:p text:style-name="P1">Amarantas</text:p>
            </table:table-cell>
          </table:table-row>
          <table:table-row>
            <table:table-cell table:style-name="Lentelė1.A2" office:value-type="string">
              <text:p text:style-name="P2">E124</text:p>
            </table:table-cell>
            <table:table-cell table:style-name="Lentelė1.B2" office:value-type="string">
              <text:p text:style-name="P1">Maisto raudonasis 7</text:p>
            </table:table-cell>
          </table:table-row>
          <table:table-row>
            <table:table-cell table:style-name="Lentelė1.A2" office:value-type="string">
              <text:p text:style-name="P2">E126</text:p>
            </table:table-cell>
            <table:table-cell table:style-name="Lentelė1.B2" office:value-type="string">
              <text:p text:style-name="P1">Rūgštinis raudonasis 44</text:p>
            </table:table-cell>
          </table:table-row>
          <table:table-row>
            <table:table-cell table:style-name="Lentelė1.A2" office:value-type="string">
              <text:p text:style-name="P2">E127</text:p>
            </table:table-cell>
            <table:table-cell table:style-name="Lentelė1.B2" office:value-type="string">
              <text:p text:style-name="P1">Eritrozinas</text:p>
            </table:table-cell>
          </table:table-row>
          <table:table-row>
            <table:table-cell table:style-name="Lentelė1.A2" office:value-type="string">
              <text:p text:style-name="P2">E130</text:p>
            </table:table-cell>
            <table:table-cell table:style-name="Lentelė1.B2" office:value-type="string">
              <text:p text:style-name="P1">Indantreno mėlynasis RS</text:p>
            </table:table-cell>
          </table:table-row>
          <table:table-row>
            <table:table-cell table:style-name="Lentelė1.A2" office:value-type="string">
              <text:p text:style-name="P2">E131</text:p>
            </table:table-cell>
            <table:table-cell table:style-name="Lentelė1.B2" office:value-type="string">
              <text:p text:style-name="P1">Maisto mėlynasis 5</text:p>
            </table:table-cell>
          </table:table-row>
          <table:table-row>
            <table:table-cell table:style-name="Lentelė1.A2" office:value-type="string">
              <text:p text:style-name="P2">E132</text:p>
            </table:table-cell>
            <table:table-cell table:style-name="Lentelė1.B2" office:value-type="string">
              <text:p text:style-name="P1">Indigotinas</text:p>
            </table:table-cell>
          </table:table-row>
          <table:table-row>
            <table:table-cell table:style-name="Lentelė1.A2" office:value-type="string">
              <text:p text:style-name="P7">E140</text:p>
            </table:table-cell>
            <table:table-cell table:style-name="Lentelė1.B2" office:value-type="string">
              <text:p text:style-name="P8">Chlorofilai</text:p>
            </table:table-cell>
          </table:table-row>
          <table:table-row>
            <table:table-cell table:style-name="Lentelė1.A2" office:value-type="string">
              <text:p text:style-name="P2">E141</text:p>
            </table:table-cell>
            <table:table-cell table:style-name="Lentelė1.B2" office:value-type="string">
              <text:p text:style-name="P1">Chlorofilų vario kompleksiniai junginiai</text:p>
            </table:table-cell>
          </table:table-row>
          <table:table-row>
            <table:table-cell table:style-name="Lentelė1.A2" office:value-type="string">
              <text:p text:style-name="P2">E142</text:p>
            </table:table-cell>
            <table:table-cell table:style-name="Lentelė1.B2" office:value-type="string">
              <text:p text:style-name="P1">Maisto žaliasis S</text:p>
            </table:table-cell>
          </table:table-row>
          <table:table-row>
            <table:table-cell table:style-name="Lentelė1.A2" office:value-type="string">
              <text:p text:style-name="P2">E150</text:p>
            </table:table-cell>
            <table:table-cell table:style-name="Lentelė1.B2" office:value-type="string">
              <text:p text:style-name="P1">Karamelė</text:p>
            </table:table-cell>
          </table:table-row>
          <table:table-row>
            <table:table-cell table:style-name="Lentelė1.A2" office:value-type="string">
              <text:p text:style-name="P2">E152</text:p>
            </table:table-cell>
            <table:table-cell table:style-name="Lentelė1.B2" office:value-type="string">
              <text:p text:style-name="P1">Juodasis 7984</text:p>
            </table:table-cell>
          </table:table-row>
          <table:table-row>
            <table:table-cell table:style-name="Lentelė1.A2" office:value-type="string">
              <text:p text:style-name="P2">E153</text:p>
            </table:table-cell>
            <table:table-cell table:style-name="Lentelė1.B2" office:value-type="string">
              <text:p text:style-name="P1">Anglies juodasis</text:p>
            </table:table-cell>
          </table:table-row>
          <table:table-row>
            <table:table-cell table:style-name="Lentelė1.A2" office:value-type="string">
              <text:p text:style-name="P7">E160a</text:p>
            </table:table-cell>
            <table:table-cell table:style-name="Lentelė1.B2" office:value-type="string">
              <text:p text:style-name="P8">Karotinas</text:p>
            </table:table-cell>
          </table:table-row>
          <table:table-row>
            <table:table-cell table:style-name="Lentelė1.A2" office:value-type="string">
              <text:p text:style-name="P7">E170</text:p>
            </table:table-cell>
            <table:table-cell table:style-name="Lentelė1.B2" office:value-type="string">
              <text:p text:style-name="P8">Kalcio karbonatas</text:p>
            </table:table-cell>
          </table:table-row>
          <table:table-row>
            <table:table-cell table:style-name="Lentelė1.A2" office:value-type="string">
              <text:p text:style-name="P2">E171</text:p>
            </table:table-cell>
            <table:table-cell table:style-name="Lentelė1.B2" office:value-type="string">
              <text:p text:style-name="P1">Titano dioksidas</text:p>
            </table:table-cell>
          </table:table-row>
          <table:table-row>
            <table:table-cell table:style-name="Lentelė1.B2" table:number-columns-spanned="2" office:value-type="string">
              <text:p text:style-name="P7">Konservantai</text:p>
            </table:table-cell>
            <table:covered-table-cell/>
          </table:table-row>
          <table:table-row>
            <table:table-cell table:style-name="Lentelė1.A2" office:value-type="string">
              <text:p text:style-name="P9">E200</text:p>
            </table:table-cell>
            <table:table-cell table:style-name="Lentelė1.B2" office:value-type="string">
              <text:p text:style-name="P10">Sorbo rūgštis</text:p>
            </table:table-cell>
          </table:table-row>
          <table:table-row>
            <table:table-cell table:style-name="Lentelė1.A2" office:value-type="string">
              <text:p text:style-name="P9">E201</text:p>
            </table:table-cell>
            <table:table-cell table:style-name="Lentelė1.B2" office:value-type="string">
              <text:p text:style-name="P10">Natrio sorbatas</text:p>
            </table:table-cell>
          </table:table-row>
          <table:table-row>
            <table:table-cell table:style-name="Lentelė1.A2" office:value-type="string">
              <text:p text:style-name="P9">E202</text:p>
            </table:table-cell>
            <table:table-cell table:style-name="Lentelė1.B2" office:value-type="string">
              <text:p text:style-name="P10">Kalio sorbatas</text:p>
            </table:table-cell>
          </table:table-row>
          <table:table-row>
            <table:table-cell table:style-name="Lentelė1.A2" office:value-type="string">
              <text:p text:style-name="P9">E203</text:p>
            </table:table-cell>
            <table:table-cell table:style-name="Lentelė1.B2" office:value-type="string">
              <text:p text:style-name="P10">Kalcio sorbatas</text:p>
            </table:table-cell>
          </table:table-row>
          <table:table-row>
            <table:table-cell table:style-name="Lentelė1.A2" office:value-type="string">
              <text:p text:style-name="P2">E210</text:p>
            </table:table-cell>
            <table:table-cell table:style-name="Lentelė1.B2" office:value-type="string">
              <text:p text:style-name="P1">Benzoinė rūgštis</text:p>
            </table:table-cell>
          </table:table-row>
          <table:table-row>
            <table:table-cell table:style-name="Lentelė1.A2" office:value-type="string">
              <text:p text:style-name="P2">E211</text:p>
            </table:table-cell>
            <table:table-cell table:style-name="Lentelė1.B2" office:value-type="string">
              <text:p text:style-name="P1">Natrio benzonatas</text:p>
            </table:table-cell>
          </table:table-row>
          <table:table-row>
            <table:table-cell table:style-name="Lentelė1.A2" office:value-type="string">
              <text:p text:style-name="P2">E212</text:p>
            </table:table-cell>
            <table:table-cell table:style-name="Lentelė1.B2" office:value-type="string">
              <text:p text:style-name="P1">Kalio benzoatas</text:p>
            </table:table-cell>
          </table:table-row>
          <table:table-row>
            <table:table-cell table:style-name="Lentelė1.A2" office:value-type="string">
              <text:p text:style-name="P2">E213</text:p>
            </table:table-cell>
            <table:table-cell table:style-name="Lentelė1.B2" office:value-type="string">
              <text:p text:style-name="P1">Kalcio benzonatas</text:p>
            </table:table-cell>
          </table:table-row>
          <table:table-row>
            <table:table-cell table:style-name="Lentelė1.A2" office:value-type="string">
              <text:p text:style-name="P2">E214</text:p>
            </table:table-cell>
            <table:table-cell table:style-name="Lentelė1.B2" office:value-type="string">
              <text:p text:style-name="P1">Etilparabenas</text:p>
            </table:table-cell>
          </table:table-row>
          <table:table-row>
            <table:table-cell table:style-name="Lentelė1.A2" office:value-type="string">
              <text:p text:style-name="P2">E215</text:p>
            </table:table-cell>
            <table:table-cell table:style-name="Lentelė1.B2" office:value-type="string">
              <text:p text:style-name="P1">Natrio etilparahidroksibenzoatas</text:p>
            </table:table-cell>
          </table:table-row>
          <table:table-row>
            <table:table-cell table:style-name="Lentelė1.A2" office:value-type="string">
              <text:p text:style-name="P2">E216</text:p>
            </table:table-cell>
            <table:table-cell table:style-name="Lentelė1.B2" office:value-type="string">
              <text:p text:style-name="P1">Propilparabenas</text:p>
            </table:table-cell>
          </table:table-row>
          <table:table-row>
            <table:table-cell table:style-name="Lentelė1.A2" office:value-type="string">
              <text:p text:style-name="P2">E217</text:p>
            </table:table-cell>
            <table:table-cell table:style-name="Lentelė1.B2" office:value-type="string">
              <text:p text:style-name="P1">Natrio propilparahidroksibenzoatas</text:p>
            </table:table-cell>
          </table:table-row>
          <table:table-row>
            <table:table-cell table:style-name="Lentelė1.A2" office:value-type="string">
              <text:p text:style-name="P2">E218</text:p>
            </table:table-cell>
            <table:table-cell table:style-name="Lentelė1.B2" office:value-type="string">
              <text:p text:style-name="P1">Metilparabenas</text:p>
            </table:table-cell>
          </table:table-row>
          <table:table-row>
            <table:table-cell table:style-name="Lentelė1.A2" office:value-type="string">
              <text:p text:style-name="P2">E219</text:p>
            </table:table-cell>
            <table:table-cell table:style-name="Lentelė1.B2" office:value-type="string">
              <text:p text:style-name="P1">Natrio metilparahidroksibenzoatas</text:p>
            </table:table-cell>
          </table:table-row>
          <table:table-row>
            <table:table-cell table:style-name="Lentelė1.A2" office:value-type="string">
              <text:p text:style-name="P2">E220</text:p>
            </table:table-cell>
            <table:table-cell table:style-name="Lentelė1.B2" office:value-type="string">
              <text:p text:style-name="P1">Sieros dioksidas</text:p>
            </table:table-cell>
          </table:table-row>
          <table:table-row>
            <table:table-cell table:style-name="Lentelė1.A2" office:value-type="string">
              <text:p text:style-name="P2">E221</text:p>
            </table:table-cell>
            <table:table-cell table:style-name="Lentelė1.B2" office:value-type="string">
              <text:p text:style-name="P1">Natrio sulfitas</text:p>
            </table:table-cell>
          </table:table-row>
          <table:table-row>
            <table:table-cell table:style-name="Lentelė1.A2" office:value-type="string">
              <text:p text:style-name="P2">E222</text:p>
            </table:table-cell>
            <table:table-cell table:style-name="Lentelė1.B2" office:value-type="string">
              <text:p text:style-name="P1">Natrio disulfitas</text:p>
            </table:table-cell>
          </table:table-row>
          <table:table-row>
            <table:table-cell table:style-name="Lentelė1.A2" office:value-type="string">
              <text:p text:style-name="P2">E223</text:p>
            </table:table-cell>
            <table:table-cell table:style-name="Lentelė1.B2" office:value-type="string">
              <text:p text:style-name="P1">Natrio metadisulfitas</text:p>
            </table:table-cell>
          </table:table-row>
          <table:table-row>
            <table:table-cell table:style-name="Lentelė1.A2" office:value-type="string">
              <text:p text:style-name="P2">E224</text:p>
            </table:table-cell>
            <table:table-cell table:style-name="Lentelė1.B2" office:value-type="string">
              <text:p text:style-name="P1">Kalio metadisulfitas</text:p>
            </table:table-cell>
          </table:table-row>
          <table:table-row>
            <table:table-cell table:style-name="Lentelė1.A2" office:value-type="string">
              <text:p text:style-name="P2">E226</text:p>
            </table:table-cell>
            <table:table-cell table:style-name="Lentelė1.B2" office:value-type="string">
              <text:p text:style-name="P1">Kalcio sulfitas</text:p>
            </table:table-cell>
          </table:table-row>
          <table:table-row>
            <table:table-cell table:style-name="Lentelė1.A2" office:value-type="string">
              <text:p text:style-name="P2">E227</text:p>
            </table:table-cell>
            <table:table-cell table:style-name="Lentelė1.B2" office:value-type="string">
              <text:p text:style-name="P1">Kalcio hidrosulfitas</text:p>
            </table:table-cell>
          </table:table-row>
          <table:table-row>
            <table:table-cell table:style-name="Lentelė1.A2" office:value-type="string">
              <text:p text:style-name="P2">E230</text:p>
            </table:table-cell>
            <table:table-cell table:style-name="Lentelė1.B2" office:value-type="string">
              <text:p text:style-name="P1">Difenilas (bifenilas, fenilbenzenas)</text:p>
            </table:table-cell>
          </table:table-row>
          <table:table-row>
            <table:table-cell table:style-name="Lentelė1.A2" office:value-type="string">
              <text:p text:style-name="P2">E239</text:p>
            </table:table-cell>
            <table:table-cell table:style-name="Lentelė1.B2" office:value-type="string">
              <text:p text:style-name="P1">Heksametilentetraminas</text:p>
            </table:table-cell>
          </table:table-row>
          <table:table-row>
            <table:table-cell table:style-name="Lentelė1.A2" office:value-type="string">
              <text:p text:style-name="P2">E250</text:p>
            </table:table-cell>
            <table:table-cell table:style-name="Lentelė1.B2" office:value-type="string">
              <text:p text:style-name="P1">Natrio nitritas</text:p>
            </table:table-cell>
          </table:table-row>
          <table:table-row>
            <table:table-cell table:style-name="Lentelė1.A2" office:value-type="string">
              <text:p text:style-name="P2">E251</text:p>
            </table:table-cell>
            <table:table-cell table:style-name="Lentelė1.B2" office:value-type="string">
              <text:p text:style-name="P1">Natrio nitratas</text:p>
            </table:table-cell>
          </table:table-row>
          <table:table-row>
            <table:table-cell table:style-name="Lentelė1.B2" table:number-columns-spanned="2" office:value-type="string">
              <text:p text:style-name="P7">Antioksidatoriai, rūgštingumą reguliuojančios medžiagos</text:p>
            </table:table-cell>
            <table:covered-table-cell/>
          </table:table-row>
          <table:table-row>
            <table:table-cell table:style-name="Lentelė1.A2" office:value-type="string">
              <text:p text:style-name="P7">E300</text:p>
            </table:table-cell>
            <table:table-cell table:style-name="Lentelė1.B2" office:value-type="string">
              <text:p text:style-name="P8">Askorbo rūgštis (vitaminas C)</text:p>
            </table:table-cell>
          </table:table-row>
          <table:table-row>
            <table:table-cell table:style-name="Lentelė1.A2" office:value-type="string">
              <text:p text:style-name="P2">E311</text:p>
            </table:table-cell>
            <table:table-cell table:style-name="Lentelė1.B2" office:value-type="string">
              <text:p text:style-name="P1">Oktilgalatas</text:p>
            </table:table-cell>
          </table:table-row>
          <table:table-row>
            <table:table-cell table:style-name="Lentelė1.A2" office:value-type="string">
              <text:p text:style-name="P2">E312</text:p>
            </table:table-cell>
            <table:table-cell table:style-name="Lentelė1.B2" office:value-type="string">
              <text:p text:style-name="P1">Dodecilgalatas</text:p>
            </table:table-cell>
          </table:table-row>
          <table:table-row>
            <table:table-cell table:style-name="Lentelė1.A2" office:value-type="string">
              <text:p text:style-name="P2">E313</text:p>
            </table:table-cell>
            <table:table-cell table:style-name="Lentelė1.B2" office:value-type="string">
              <text:p text:style-name="P1">Etilgalatas</text:p>
            </table:table-cell>
          </table:table-row>
          <table:table-row>
            <table:table-cell table:style-name="Lentelė1.A2" office:value-type="string">
              <text:p text:style-name="P2">E320</text:p>
            </table:table-cell>
            <table:table-cell table:style-name="Lentelė1.B2" office:value-type="string">
              <text:p text:style-name="P1">Butilintas hidroksianizolatas</text:p>
            </table:table-cell>
          </table:table-row>
          <table:table-row>
            <table:table-cell table:style-name="Lentelė1.A2" office:value-type="string">
              <text:p text:style-name="P2">E321</text:p>
            </table:table-cell>
            <table:table-cell table:style-name="Lentelė1.B2" office:value-type="string">
              <text:p text:style-name="P1">Butilintas hidroksitoluenas</text:p>
            </table:table-cell>
          </table:table-row>
          <table:table-row>
            <table:table-cell table:style-name="Lentelė1.A2" office:value-type="string">
              <text:p text:style-name="P7">E322</text:p>
            </table:table-cell>
            <table:table-cell table:style-name="Lentelė1.B2" office:value-type="string">
              <text:p text:style-name="P8">Lecitinas</text:p>
            </table:table-cell>
          </table:table-row>
          <table:table-row>
            <table:table-cell table:style-name="Lentelė1.A2" office:value-type="string">
              <text:p text:style-name="P2">E330</text:p>
            </table:table-cell>
            <table:table-cell table:style-name="Lentelė1.B2" office:value-type="string">
              <text:p text:style-name="P1">Citrinų rūgštis (rūgštingumą regūliuojanti medžiaga)</text:p>
            </table:table-cell>
          </table:table-row>
          <table:table-row>
            <table:table-cell table:style-name="Lentelė1.A2" office:value-type="string">
              <text:p text:style-name="P2">E338</text:p>
            </table:table-cell>
            <table:table-cell table:style-name="Lentelė1.B2" office:value-type="string">
              <text:p text:style-name="P1">Ortofosforo rūgštis</text:p>
            </table:table-cell>
          </table:table-row>
          <table:table-row>
            <table:table-cell table:style-name="Lentelė1.A2" office:value-type="string">
              <text:p text:style-name="P2">E339</text:p>
            </table:table-cell>
            <table:table-cell table:style-name="Lentelė1.B2" office:value-type="string">
              <text:p text:style-name="P1">Fosfatai (mononatrio, dinatrio, trinatrio)</text:p>
            </table:table-cell>
          </table:table-row>
          <table:table-row>
            <table:table-cell table:style-name="Lentelė1.A2" office:value-type="string">
              <text:p text:style-name="P2">E340</text:p>
            </table:table-cell>
            <table:table-cell table:style-name="Lentelė1.B2" office:value-type="string">
              <text:p text:style-name="P1">Kalio fosfatai (monokalio , dikalio, trikalio)</text:p>
            </table:table-cell>
          </table:table-row>
          <table:table-row>
            <table:table-cell table:style-name="Lentelė1.A2" office:value-type="string">
              <text:p text:style-name="P2">E341</text:p>
            </table:table-cell>
            <table:table-cell table:style-name="Lentelė1.B2" office:value-type="string">
              <text:p text:style-name="P1">Kalcio fosfatai (monokalcio, dikalcio, trikalcio)</text:p>
            </table:table-cell>
          </table:table-row>
          <table:table-row>
            <table:table-cell table:style-name="Lentelė1.B2" table:number-columns-spanned="2" office:value-type="string">
              <text:p text:style-name="P7">Tirštikliai, stabilizatoriai, emulsikliai</text:p>
            </table:table-cell>
            <table:covered-table-cell/>
          </table:table-row>
          <table:table-row>
            <table:table-cell table:style-name="Lentelė1.A2" office:value-type="string">
              <text:p text:style-name="P2">E407</text:p>
            </table:table-cell>
            <table:table-cell table:style-name="Lentelė1.B2" office:value-type="string">
              <text:p text:style-name="P1">Karageninas (tirštiklis, stabilizatorius, standiklis)</text:p>
            </table:table-cell>
          </table:table-row>
          <table:table-row>
            <table:table-cell table:style-name="Lentelė1.A2" office:value-type="string">
              <text:p text:style-name="P2">E450</text:p>
            </table:table-cell>
            <table:table-cell table:style-name="Lentelė1.B2" office:value-type="string">
              <text:p text:style-name="P1">Difosfatai (dinatrio, trinatrio, tetranatrio, dikalio, tetrakalio, dikalcio, kalcio dihidrodifosfatas)</text:p>
            </table:table-cell>
          </table:table-row>
          <table:table-row>
            <table:table-cell table:style-name="Lentelė1.A2" office:value-type="string">
              <text:p text:style-name="P2">E461</text:p>
            </table:table-cell>
            <table:table-cell table:style-name="Lentelė1.B2" office:value-type="string">
              <text:p text:style-name="P1">Metilceliuliozė</text:p>
            </table:table-cell>
          </table:table-row>
          <table:table-row>
            <table:table-cell table:style-name="Lentelė1.A2" office:value-type="string">
              <text:p text:style-name="P2">E466</text:p>
            </table:table-cell>
            <table:table-cell table:style-name="Lentelė1.B2" office:value-type="string">
              <text:p text:style-name="P1">Karboksimetilceliuliozė, etilhidroksietilceliuliozė</text:p>
            </table:table-cell>
          </table:table-row>
          <table:table-row>
            <table:table-cell table:style-name="Lentelė1.A2" office:value-type="string">
              <text:p text:style-name="P2">E477</text:p>
            </table:table-cell>
            <table:table-cell table:style-name="Lentelė1.B2" office:value-type="string">
              <text:p text:style-name="P1">Riebiųjų rūgščių propilenglikolio (emulsiklis)</text:p>
            </table:table-cell>
          </table:table-row>
          <table:table-row>
            <table:table-cell table:style-name="Lentelė1.B2" table:number-columns-spanned="2" office:value-type="string">
              <text:p text:style-name="P7">Aromatą ir skonį stiprinančios medžiagos</text:p>
            </table:table-cell>
            <table:covered-table-cell/>
          </table:table-row>
          <table:table-row>
            <table:table-cell table:style-name="Lentelė1.A2" office:value-type="string">
              <text:p text:style-name="P9">E620</text:p>
            </table:table-cell>
            <table:table-cell table:style-name="Lentelė1.B2" office:value-type="string">
              <text:p text:style-name="P10">Glutamo rūgštis</text:p>
            </table:table-cell>
          </table:table-row>
          <table:table-row>
            <table:table-cell table:style-name="Lentelė1.A2" office:value-type="string">
              <text:p text:style-name="P2">E621</text:p>
            </table:table-cell>
            <table:table-cell table:style-name="Lentelė1.B2" office:value-type="string">
              <text:p text:style-name="P1">Mononatrio glutamatas</text:p>
            </table:table-cell>
          </table:table-row>
          <table:table-row>
            <table:table-cell table:style-name="Lentelė1.B2" table:number-columns-spanned="2" office:value-type="string">
              <text:p text:style-name="P4">Saldikliai</text:p>
            </table:table-cell>
            <table:covered-table-cell/>
          </table:table-row>
          <table:table-row>
            <table:table-cell table:style-name="Lentelė1.A2" office:value-type="string">
              <text:p text:style-name="P2">E951</text:p>
            </table:table-cell>
            <table:table-cell table:style-name="Lentelė1.B2" office:value-type="string">
              <text:p text:style-name="P1">Aspartamas</text:p>
            </table:table-cell>
          </table:table-row>
          <table:table-row>
            <table:table-cell table:style-name="Lentelė1.A2" office:value-type="string">
              <text:p text:style-name="P4"/>
            </table:table-cell>
            <table:table-cell table:style-name="Lentelė1.B2" office:value-type="string">
              <text:p text:style-name="P5"/>
            </table:table-cell>
          </table:table-row>
        </table:table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Tahoma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in" fo:margin-bottom="0.25in" fo:margin-left="0.25in" fo:margin-right="0.25in" style:shadow="none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1T16:11:47</meta:creation-date>
    <dc:date>2009-03-18T20:24:09</dc:date>
    <meta:editing-duration>PT07H41M21S</meta:editing-duration>
    <meta:editing-cycles>43</meta:editing-cycles>
    <meta:generator>OpenOffice.org/3.0$Linux OpenOffice.org_project/300m15$Build-9379</meta:generator>
    <meta:document-statistic meta:table-count="2" meta:image-count="0" meta:object-count="0" meta:page-count="1" meta:paragraph-count="266" meta:word-count="446" meta:character-count="3663"/>
    <meta:user-defined meta:name="Info 1"/>
    <meta:user-defined meta:name="Info 2"/>
    <meta:user-defined meta:name="Info 3"/>
    <meta:user-defined meta:name="Info 4"/>
  </office:meta>
</office:document-meta>
</file>